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weight="bold" style:font-weight-asian="bold" style:font-weight-complex="bold" style:text-underline-style="solid" style:text-underline-color="font-color"/>
    </style:style>
    <style:style style:name="T12_2" style:family="text">
      <style:text-properties fo:font-weight="bold" style:font-weight-asian="bold" style:font-weight-complex="bold" style:text-underline-style="solid" style:text-underline-color="font-color"/>
    </style:style>
    <style:style style:name="T12_3" style:family="text">
      <style:text-properties fo:font-weight="bold" style:font-weight-asian="bold" style:font-weight-complex="bold" style:text-underline-style="solid" style:text-underline-color="font-color"/>
    </style:style>
    <style:style style:name="T12_4" style:family="text">
      <style:text-properties fo:font-weight="bold" style:font-weight-asian="bold" style:font-weight-complex="bold" style:text-underline-style="solid" style:text-underline-color="font-color"/>
    </style:style>
    <style:style style:name="T12_5" style:family="text">
      <style:text-properties fo:font-weight="bold" style:font-weight-asian="bold" style:font-weight-complex="bold" style:text-underline-style="solid" style:text-underline-color="font-color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weight="bold" style:font-weight-asian="bold" style:font-weight-complex="bold" style:text-underline-style="solid" style:text-underline-color="font-color"/>
    </style:style>
    <style:style style:name="T20_2" style:family="text">
      <style:text-properties fo:font-weight="bold" style:font-weight-asian="bold" style:font-weight-complex="bold" style:text-underline-style="solid" style:text-underline-color="font-color"/>
    </style:style>
    <style:style style:name="T20_3" style:family="text">
      <style:text-properties fo:font-weight="bold" style:font-weight-asian="bold" style:font-weight-complex="bold" style:text-underline-style="solid" style:text-underline-color="font-color"/>
    </style:style>
    <style:style style:name="T20_4" style:family="text">
      <style:text-properties fo:font-weight="bold" style:font-weight-asian="bold" style:font-weight-complex="bold" style:text-underline-style="solid" style:text-underline-color="font-color"/>
    </style:style>
    <style:style style:name="T20_5" style:family="text">
      <style:text-properties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weight="bold" style:font-weight-asian="bold" style:font-weight-complex="bold" style:text-underline-style="solid" style:text-underline-color="font-color"/>
    </style:style>
    <style:style style:name="T35_2" style:family="text">
      <style:text-properties fo:font-weight="bold" style:font-weight-asian="bold" style:font-weight-complex="bold" style:text-underline-style="solid" style:text-underline-color="font-color"/>
    </style:style>
    <style:style style:name="T35_3" style:family="text">
      <style:text-properties fo:font-weight="bold" style:font-weight-asian="bold" style:font-weight-complex="bold" style:text-underline-style="solid" style:text-underline-color="font-color"/>
    </style:style>
    <style:style style:name="T35_4" style:family="text">
      <style:text-properties fo:font-weight="bold" style:font-weight-asian="bold" style:font-weight-complex="bold" style:text-underline-style="solid" style:text-underline-color="font-color"/>
    </style:style>
    <style:style style:name="T35_5" style:family="text">
      <style:text-properties fo:font-weight="bold" style:font-weight-asian="bold" style:font-weight-complex="bold" style:text-underline-style="solid" style:text-underline-color="font-color"/>
    </style:style>
    <style:style style:name="T35_6" style:family="text">
      <style:text-properties fo:font-weight="bold" style:font-weight-asian="bold" style:font-weight-complex="bold" style:text-underline-style="solid" style:text-underline-color="font-color"/>
    </style:style>
    <style:style style:name="T35_7" style:family="text">
      <style:text-properties fo:font-weight="bold" style:font-weight-asian="bold" style:font-weight-complex="bold" style:text-underline-style="solid" style:text-underline-color="font-color"/>
    </style:style>
    <style:style style:name="T35_8" style:family="text">
      <style:text-properties fo:font-weight="bold" style:font-weight-asian="bold" style:font-weight-complex="bold" style:text-underline-style="solid" style:text-underline-color="font-color"/>
    </style:style>
    <style:style style:name="T35_9" style:family="text">
      <style:text-properties fo:font-weight="bold" style:font-weight-asian="bold" style:font-weight-complex="bold" style:text-underline-style="solid" style:text-underline-color="font-color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weight="bold" style:font-weight-asian="bold" style:font-weight-complex="bold" style:text-underline-style="solid" style:text-underline-color="font-color"/>
    </style:style>
    <style:style style:name="T44_2" style:family="text">
      <style:text-properties fo:font-weight="bold" style:font-weight-asian="bold" style:font-weight-complex="bold" style:text-underline-style="solid" style:text-underline-color="font-color"/>
    </style:style>
    <style:style style:name="T44_3" style:family="text">
      <style:text-properties fo:font-weight="bold" style:font-weight-asian="bold" style:font-weight-complex="bold" style:text-underline-style="solid" style:text-underline-color="font-color"/>
    </style:style>
    <style:style style:name="T44_4" style:family="text">
      <style:text-properties fo:font-weight="bold" style:font-weight-asian="bold" style:font-weight-complex="bold" style:text-underline-style="solid" style:text-underline-color="font-color"/>
    </style:style>
    <style:style style:name="T44_5" style:family="text">
      <style:text-properties fo:font-weight="bold" style:font-weight-asian="bold" style:font-weight-complex="bold" style:text-underline-style="solid" style:text-underline-color="font-color"/>
    </style:style>
    <style:style style:name="T44_6" style:family="text">
      <style:text-properties fo:font-weight="bold" style:font-weight-asian="bold" style:font-weight-complex="bold" style:text-underline-style="solid" style:text-underline-color="font-color"/>
    </style:style>
    <style:style style:name="T44_7" style:family="text">
      <style:text-properties fo:font-weight="bold" style:font-weight-asian="bold" style:font-weight-complex="bold" style:text-underline-style="solid" style:text-underline-color="font-color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weight="bold" style:font-weight-asian="bold" style:font-weight-complex="bold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weight="bold" style:font-weight-asian="bold" style:font-weight-complex="bold" style:text-underline-style="solid" style:text-underline-color="font-color"/>
    </style:style>
    <style:style style:name="T52_2" style:family="text">
      <style:text-properties fo:font-weight="bold" style:font-weight-asian="bold" style:font-weight-complex="bold" style:text-underline-style="solid" style:text-underline-color="font-color"/>
    </style:style>
    <style:style style:name="T52_3" style:family="text">
      <style:text-properties fo:font-weight="bold" style:font-weight-asian="bold" style:font-weight-complex="bold" style:text-underline-style="solid" style:text-underline-color="font-color"/>
    </style:style>
    <style:style style:name="T52_4" style:family="text">
      <style:text-properties fo:font-weight="bold" style:font-weight-asian="bold" style:font-weight-complex="bold" style:text-underline-style="solid" style:text-underline-color="font-color"/>
    </style:style>
    <style:style style:name="T52_5" style:family="text">
      <style:text-properties fo:font-weight="bold" style:font-weight-asian="bold" style:font-weight-complex="bold" style:text-underline-style="solid" style:text-underline-color="font-color"/>
    </style:style>
    <style:style style:name="T52_6" style:family="text">
      <style:text-properties fo:font-weight="bold" style:font-weight-asian="bold" style:font-weight-complex="bold" style:text-underline-style="solid" style:text-underline-color="font-color"/>
    </style:style>
    <style:style style:name="T52_7" style:family="text">
      <style:text-properties fo:font-weight="bold" style:font-weight-asian="bold" style:font-weight-complex="bold" style:text-underline-style="solid" style:text-underline-color="font-color"/>
    </style:style>
    <style:style style:name="T52_8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T54_70" style:family="text"/>
    <style:style style:name="T54_71" style:family="text"/>
    <style:style style:name="T54_72" style:family="text"/>
    <style:style style:name="T54_73" style:family="text"/>
    <style:style style:name="T54_74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weight="bold" style:font-weight-asian="bold" style:font-weight-complex="bold" style:text-underline-style="solid" style:text-underline-color="font-color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T58_75" style:family="text"/>
    <style:style style:name="T58_76" style:family="text"/>
    <style:style style:name="T58_77" style:family="text"/>
    <style:style style:name="T58_78" style:family="text"/>
    <style:style style:name="T58_79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</office:automatic-styles>
  <office:body>
    <office:text>
      <text:p text:style-name="P1"><text:span text:style-name="T1_1">CONFLICT</text:span><text:span text:style-name="T1_2"><text:s/></text:span><text:span text:style-name="T1_3">OF</text:span><text:span text:style-name="T1_4"><text:s/></text:span><text:span text:style-name="T1_5">INTEREST</text:span><text:span text:style-name="T1_6"><text:s/></text:span><text:span text:style-name="T1_7">FORM</text:span></text:p>
      <text:p text:style-name="P2"><text:span text:style-name="T2_1">Approved</text:span><text:span text:style-name="T2_2"><text:s/>19<text:s/></text:span><text:span text:style-name="T2_3">June</text:span><text:span text:style-name="T2_4"><text:s/>2013</text:span></text:p>
      <text:p text:style-name="P3"><text:span text:style-name="T3_1"><text:s/></text:span></text:p>
      <text:p text:style-name="P4"><text:span text:style-name="T4_1">Date</text:span><text:span text:style-name="T4_2">:</text:span></text:p>
      <text:p text:style-name="P5"/>
      <text:p text:style-name="P6"><text:span text:style-name="T6_1">Name</text:span><text:span text:style-name="T6_2">:</text:span></text:p>
      <text:p text:style-name="P7"/>
      <text:p text:style-name="P8"><text:span text:style-name="T8_1">Position</text:span><text:span text:style-name="T8_2">:<text:s/></text:span></text:p>
      <text:p text:style-name="P9"/>
      <text:p text:style-name="P10"><text:span text:style-name="T10_1">If</text:span><text:span text:style-name="T10_2"><text:s/></text:span><text:span text:style-name="T10_3">any</text:span><text:span text:style-name="T10_4"><text:s/></text:span><text:span text:style-name="T10_5">of</text:span><text:span text:style-name="T10_6"><text:s/></text:span><text:span text:style-name="T10_7">the</text:span><text:span text:style-name="T10_8"><text:s/></text:span><text:span text:style-name="T10_9">following</text:span><text:span text:style-name="T10_10"><text:s/></text:span><text:span text:style-name="T10_11">statements</text:span><text:span text:style-name="T10_12"><text:s/></text:span><text:span text:style-name="T10_13">apply</text:span><text:span text:style-name="T10_14"><text:s/></text:span><text:span text:style-name="T10_15">to</text:span><text:span text:style-name="T10_16"><text:s/></text:span><text:span text:style-name="T10_17">you</text:span><text:span text:style-name="T10_18"><text:s/></text:span><text:span text:style-name="T10_19">or</text:span><text:span text:style-name="T10_20"><text:s/></text:span><text:span text:style-name="T10_21">a</text:span><text:span text:style-name="T10_22"><text:s/></text:span><text:span text:style-name="T10_23">member</text:span><text:span text:style-name="T10_24"><text:s/></text:span><text:span text:style-name="T10_25">of</text:span><text:span text:style-name="T10_26"><text:s/></text:span><text:span text:style-name="T10_27">your</text:span><text:span text:style-name="T10_28"><text:s/></text:span><text:span text:style-name="T10_29">immediate</text:span><text:span text:style-name="T10_30"><text:s/></text:span><text:span text:style-name="T10_31">family</text:span><text:span text:style-name="T10_32">,<text:s/></text:span><text:span text:style-name="T10_33">please</text:span><text:span text:style-name="T10_34"><text:s/></text:span><text:span text:style-name="T10_35">circle</text:span><text:span text:style-name="T10_36"><text:s/>"</text:span><text:span text:style-name="T10_37">YES</text:span><text:span text:style-name="T10_38">"<text:s/></text:span><text:span text:style-name="T10_39">and</text:span><text:span text:style-name="T10_40"><text:s/></text:span><text:span text:style-name="T10_41">explain</text:span><text:span text:style-name="T10_42">.<text:s text:c="2"/></text:span><text:span text:style-name="T10_43">Otherwise</text:span><text:span text:style-name="T10_44">,<text:s/></text:span><text:span text:style-name="T10_45">circle</text:span><text:span text:style-name="T10_46"><text:s/>“</text:span><text:span text:style-name="T10_47">NO</text:span><text:span text:style-name="T10_48">”.<text:s text:c="2"/></text:span><text:span text:style-name="T10_49">Immediate</text:span><text:span text:style-name="T10_50"><text:s/></text:span><text:span text:style-name="T10_51">Family</text:span><text:span text:style-name="T10_52"><text:s/></text:span><text:span text:style-name="T10_53">means</text:span><text:span text:style-name="T10_54"><text:s/></text:span><text:span text:style-name="T10_55">an</text:span><text:span text:style-name="T10_56"><text:s/></text:span><text:span text:style-name="T10_57">individual</text:span><text:span text:style-name="T10_58">’</text:span><text:span text:style-name="T10_59">s</text:span><text:span text:style-name="T10_60"><text:s/></text:span><text:span text:style-name="T10_61">spouse</text:span><text:span text:style-name="T10_62">,<text:s/></text:span><text:span text:style-name="T10_63">parents</text:span><text:span text:style-name="T10_64">,<text:s/></text:span><text:span text:style-name="T10_65">siblings</text:span><text:span text:style-name="T10_66">,<text:s/></text:span><text:span text:style-name="T10_67">children</text:span><text:span text:style-name="T10_68"><text:s/></text:span><text:span text:style-name="T10_69">and</text:span><text:span text:style-name="T10_70"><text:s/></text:span><text:span text:style-name="T10_71">any</text:span><text:span text:style-name="T10_72"><text:s/></text:span><text:span text:style-name="T10_73">other</text:span><text:span text:style-name="T10_74"><text:s/></text:span><text:span text:style-name="T10_75">blood</text:span><text:span text:style-name="T10_76"><text:s/></text:span><text:span text:style-name="T10_77">relative</text:span><text:span text:style-name="T10_78"><text:s/></text:span><text:span text:style-name="T10_79">living</text:span><text:span text:style-name="T10_80"><text:s/></text:span><text:span text:style-name="T10_81">in</text:span><text:span text:style-name="T10_82"><text:s/></text:span><text:span text:style-name="T10_83">the</text:span><text:span text:style-name="T10_84"><text:s/></text:span><text:span text:style-name="T10_85">same</text:span><text:span text:style-name="T10_86"><text:s/></text:span><text:span text:style-name="T10_87">household</text:span><text:span text:style-name="T10_88">.</text:span></text:p>
      <text:p text:style-name="P11"><text:span text:style-name="T11_1"><text:s/></text:span></text:p>
      <text:p text:style-name="P12"><text:span text:style-name="T12_1">Significant</text:span><text:span text:style-name="T12_2"><text:s/></text:span><text:span text:style-name="T12_3">Equity</text:span><text:span text:style-name="T12_4"><text:s/></text:span><text:span text:style-name="T12_5">Interests</text:span></text:p>
      <text:p text:style-name="P13"/>
      <text:p text:style-name="P14"><text:span text:style-name="T14_1">I</text:span><text:span text:style-name="T14_2">,<text:s/></text:span><text:span text:style-name="T14_3">or</text:span><text:span text:style-name="T14_4"><text:s/></text:span><text:span text:style-name="T14_5">a</text:span><text:span text:style-name="T14_6"><text:s/></text:span><text:span text:style-name="T14_7">member</text:span><text:span text:style-name="T14_8"><text:s/></text:span><text:span text:style-name="T14_9">of</text:span><text:span text:style-name="T14_10"><text:s/></text:span><text:span text:style-name="T14_11">my</text:span><text:span text:style-name="T14_12"><text:s/></text:span><text:span text:style-name="T14_13">immediate</text:span><text:span text:style-name="T14_14"><text:s/></text:span><text:span text:style-name="T14_15">family</text:span><text:span text:style-name="T14_16">,<text:s/></text:span><text:span text:style-name="T14_17">has</text:span><text:span text:style-name="T14_18"><text:s/></text:span><text:span text:style-name="T14_19">an</text:span><text:span text:style-name="T14_20"><text:s/></text:span><text:span text:style-name="T14_21">equity</text:span><text:span text:style-name="T14_22"><text:s/></text:span><text:span text:style-name="T14_23">interest</text:span><text:span text:style-name="T14_24"><text:s/></text:span><text:span text:style-name="T14_25">that</text:span><text:span text:style-name="T14_26"><text:s/></text:span><text:span text:style-name="T14_27">exceeds</text:span><text:span text:style-name="T14_28"><text:s/>$10,000<text:s/></text:span><text:span text:style-name="T14_29">in</text:span><text:span text:style-name="T14_30"><text:s/></text:span><text:span text:style-name="T14_31">value</text:span><text:span text:style-name="T14_32"><text:s/></text:span><text:span text:style-name="T14_33">or</text:span><text:span text:style-name="T14_34"><text:s/></text:span><text:span text:style-name="T14_35">represents</text:span><text:span text:style-name="T14_36"><text:s/></text:span><text:span text:style-name="T14_37">more</text:span><text:span text:style-name="T14_38"><text:s/></text:span><text:span text:style-name="T14_39">than</text:span><text:span text:style-name="T14_40"><text:s/></text:span><text:span text:style-name="T14_41">a</text:span><text:span text:style-name="T14_42"><text:s/>5%<text:s/></text:span><text:span text:style-name="T14_43">ownership</text:span><text:span text:style-name="T14_44"><text:s/></text:span><text:span text:style-name="T14_45">interest</text:span><text:span text:style-name="T14_46"><text:s/></text:span><text:span text:style-name="T14_47">in</text:span><text:span text:style-name="T14_48"><text:s/></text:span><text:span text:style-name="T14_49">any</text:span><text:span text:style-name="T14_50"><text:s/></text:span><text:span text:style-name="T14_51">single</text:span><text:span text:style-name="T14_52"><text:s/></text:span><text:span text:style-name="T14_53">entity</text:span><text:span text:style-name="T14_54"><text:s/></text:span><text:span text:style-name="T14_55">that</text:span><text:span text:style-name="T14_56"><text:s/></text:span><text:span text:style-name="T14_57">is</text:span><text:span text:style-name="T14_58"><text:s/></text:span><text:span text:style-name="T14_59">currently</text:span><text:span text:style-name="T14_60"><text:s/></text:span><text:span text:style-name="T14_61">engaged</text:span><text:span text:style-name="T14_62"><text:s/></text:span><text:span text:style-name="T14_63">in</text:span><text:span text:style-name="T14_64"><text:s/></text:span><text:span text:style-name="T14_65">an</text:span><text:span text:style-name="T14_66"><text:s/></text:span><text:span text:style-name="T14_67">agreement</text:span><text:span text:style-name="T14_68"><text:s/></text:span><text:span text:style-name="T14_69">or</text:span><text:span text:style-name="T14_70"><text:s/></text:span><text:span text:style-name="T14_71">collaboration</text:span><text:span text:style-name="T14_72"><text:s/></text:span><text:span text:style-name="T14_73">with</text:span><text:span text:style-name="T14_74"><text:s/></text:span><text:span text:style-name="T14_75">indysci</text:span><text:span text:style-name="T14_76">.</text:span><text:span text:style-name="T14_77">org</text:span></text:p>
      <text:p text:style-name="P15"/>
      <text:p text:style-name="P16"><text:span text:style-name="T16_1">YES</text:span><text:span text:style-name="T16_2"><text:tab/></text:span><text:span text:style-name="T16_3">NO</text:span><text:span text:style-name="T16_4"><text:s/></text:span></text:p>
      <text:p text:style-name="P17"/>
      <text:p text:style-name="P18"><text:span text:style-name="T18_1">If</text:span><text:span text:style-name="T18_2"><text:s/></text:span><text:span text:style-name="T18_3">YES</text:span><text:span text:style-name="T18_4">,<text:s/></text:span><text:span text:style-name="T18_5">attach</text:span><text:span text:style-name="T18_6"><text:s/></text:span><text:span text:style-name="T18_7">a</text:span><text:span text:style-name="T18_8"><text:s/></text:span><text:span text:style-name="T18_9">comprehensive</text:span><text:span text:style-name="T18_10"><text:s/></text:span><text:span text:style-name="T18_11">list</text:span><text:span text:style-name="T18_12"><text:s/></text:span><text:span text:style-name="T18_13">of</text:span><text:span text:style-name="T18_14"><text:s/></text:span><text:span text:style-name="T18_15">all</text:span><text:span text:style-name="T18_16"><text:s/></text:span><text:span text:style-name="T18_17">such</text:span><text:span text:style-name="T18_18"><text:s/></text:span><text:span text:style-name="T18_19">equities</text:span><text:span text:style-name="T18_20">.</text:span></text:p>
      <text:p text:style-name="P19"/>
      <text:p text:style-name="P20"><text:span text:style-name="T20_1">Significant</text:span><text:span text:style-name="T20_2"><text:s/></text:span><text:span text:style-name="T20_3">Financial</text:span><text:span text:style-name="T20_4"><text:s/></text:span><text:span text:style-name="T20_5">Interests</text:span></text:p>
      <text:p text:style-name="P21"><text:span text:style-name="T21_1"><text:s/></text:span></text:p>
      <text:p text:style-name="P22"><text:span text:style-name="T22_1">I</text:span><text:span text:style-name="T22_2">,</text:span><text:span text:style-name="T22_3">or</text:span><text:span text:style-name="T22_4"><text:s/></text:span><text:span text:style-name="T22_5">a</text:span><text:span text:style-name="T22_6"><text:s/></text:span><text:span text:style-name="T22_7">member</text:span><text:span text:style-name="T22_8"><text:s/></text:span><text:span text:style-name="T22_9">of</text:span><text:span text:style-name="T22_10"><text:s/></text:span><text:span text:style-name="T22_11">my</text:span><text:span text:style-name="T22_12"><text:s/></text:span><text:span text:style-name="T22_13">immediate</text:span><text:span text:style-name="T22_14"><text:s/></text:span><text:span text:style-name="T22_15">family</text:span><text:span text:style-name="T22_16"><text:s/></text:span><text:span text:style-name="T22_17">has</text:span><text:span text:style-name="T22_18"><text:s/></text:span><text:span text:style-name="T22_19">received</text:span><text:span text:style-name="T22_20">,<text:s/></text:span><text:span text:style-name="T22_21">are</text:span><text:span text:style-name="T22_22"><text:s/></text:span><text:span text:style-name="T22_23">receiving</text:span><text:span text:style-name="T22_24"><text:s/></text:span><text:span text:style-name="T22_25">or</text:span><text:span text:style-name="T22_26"><text:s/></text:span><text:span text:style-name="T22_27">will</text:span><text:span text:style-name="T22_28"><text:s/></text:span><text:span text:style-name="T22_29">receive</text:span><text:span text:style-name="T22_30">,<text:s/></text:span><text:span text:style-name="T22_31">directly</text:span><text:span text:style-name="T22_32"><text:s/></text:span><text:span text:style-name="T22_33">or</text:span><text:span text:style-name="T22_34"><text:s/></text:span><text:span text:style-name="T22_35">indirectly</text:span><text:span text:style-name="T22_36">,<text:s/></text:span><text:span text:style-name="T22_37">anything</text:span><text:span text:style-name="T22_38"><text:s/></text:span><text:span text:style-name="T22_39">of</text:span><text:span text:style-name="T22_40"><text:s/></text:span><text:span text:style-name="T22_41">monetary</text:span><text:span text:style-name="T22_42"><text:s/></text:span><text:span text:style-name="T22_43">value</text:span><text:span text:style-name="T22_44"><text:s/></text:span><text:span text:style-name="T22_45">that</text:span><text:span text:style-name="T22_46"><text:s/></text:span><text:span text:style-name="T22_47">would</text:span><text:span text:style-name="T22_48"><text:s/></text:span><text:span text:style-name="T22_49">reasonably</text:span><text:span text:style-name="T22_50"><text:s/></text:span><text:span text:style-name="T22_51">appear</text:span><text:span text:style-name="T22_52"><text:s/></text:span><text:span text:style-name="T22_53">to</text:span><text:span text:style-name="T22_54"><text:s/></text:span><text:span text:style-name="T22_55">be</text:span><text:span text:style-name="T22_56"><text:s/></text:span><text:span text:style-name="T22_57">affected</text:span><text:span text:style-name="T22_58"><text:s/></text:span><text:span text:style-name="T22_59">by</text:span><text:span text:style-name="T22_60"><text:s/></text:span><text:span text:style-name="T22_61">findings</text:span><text:span text:style-name="T22_62"><text:s/></text:span><text:span text:style-name="T22_63">of</text:span><text:span text:style-name="T22_64"><text:s/></text:span><text:span text:style-name="T22_65">indysci</text:span><text:span text:style-name="T22_66">.</text:span><text:span text:style-name="T22_67">org</text:span><text:span text:style-name="T22_68">.</text:span></text:p>
      <text:p text:style-name="P23"/>
      <text:p text:style-name="P24"><text:span text:style-name="T24_1">YES</text:span><text:span text:style-name="T24_2"><text:tab/></text:span><text:span text:style-name="T24_3">NO</text:span></text:p>
      <text:p text:style-name="P25"/>
      <text:p text:style-name="P26"><text:span text:style-name="T26_1">If</text:span><text:span text:style-name="T26_2"><text:s/></text:span><text:span text:style-name="T26_3">YES</text:span><text:span text:style-name="T26_4">,<text:s/></text:span><text:span text:style-name="T26_5">attach</text:span><text:span text:style-name="T26_6"><text:s/></text:span><text:span text:style-name="T26_7">a</text:span><text:span text:style-name="T26_8"><text:s/></text:span><text:span text:style-name="T26_9">comprehensive</text:span><text:span text:style-name="T26_10"><text:s/></text:span><text:span text:style-name="T26_11">list</text:span><text:span text:style-name="T26_12"><text:s/></text:span><text:span text:style-name="T26_13">of</text:span><text:span text:style-name="T26_14"><text:s/></text:span><text:span text:style-name="T26_15">all</text:span><text:span text:style-name="T26_16"><text:s/></text:span><text:span text:style-name="T26_17">agreements</text:span><text:span text:style-name="T26_18"><text:s/></text:span><text:span text:style-name="T26_19">that</text:span><text:span text:style-name="T26_20"><text:s/></text:span><text:span text:style-name="T26_21">govern</text:span><text:span text:style-name="T26_22"><text:s/></text:span><text:span text:style-name="T26_23">such</text:span><text:span text:style-name="T26_24"><text:s/></text:span><text:span text:style-name="T26_25">receipts</text:span><text:span text:style-name="T26_26"><text:s/></text:span><text:span text:style-name="T26_27">in</text:span><text:span text:style-name="T26_28"><text:s/></text:span><text:span text:style-name="T26_29">the</text:span><text:span text:style-name="T26_30"><text:s/></text:span><text:span text:style-name="T26_31">past</text:span><text:span text:style-name="T26_32">,<text:s/></text:span><text:span text:style-name="T26_33">present</text:span><text:span text:style-name="T26_34">,<text:s/></text:span><text:span text:style-name="T26_35">or</text:span><text:span text:style-name="T26_36"><text:s/></text:span><text:span text:style-name="T26_37">future</text:span><text:span text:style-name="T26_38">,<text:s/></text:span><text:span text:style-name="T26_39">with</text:span><text:span text:style-name="T26_40"><text:s/></text:span><text:span text:style-name="T26_41">an</text:span><text:span text:style-name="T26_42"><text:s/></text:span><text:span text:style-name="T26_43">explanation</text:span><text:span text:style-name="T26_44"><text:s/></text:span><text:span text:style-name="T26_45">of</text:span><text:span text:style-name="T26_46"><text:s/></text:span><text:span text:style-name="T26_47">all</text:span><text:span text:style-name="T26_48"><text:s/></text:span><text:span text:style-name="T26_49">agreements</text:span><text:span text:style-name="T26_50">.</text:span></text:p>
      <text:p text:style-name="P27"/>
      <text:p text:style-name="P28"><text:span text:style-name="T28_1">I</text:span><text:span text:style-name="T28_2">,<text:s/></text:span><text:span text:style-name="T28_3">or</text:span><text:span text:style-name="T28_4"><text:s/></text:span><text:span text:style-name="T28_5">a</text:span><text:span text:style-name="T28_6"><text:s/></text:span><text:span text:style-name="T28_7">member</text:span><text:span text:style-name="T28_8"><text:s/></text:span><text:span text:style-name="T28_9">of</text:span><text:span text:style-name="T28_10"><text:s/></text:span><text:span text:style-name="T28_11">my</text:span><text:span text:style-name="T28_12"><text:s/></text:span><text:span text:style-name="T28_13">immediate</text:span><text:span text:style-name="T28_14"><text:s/></text:span><text:span text:style-name="T28_15">family</text:span><text:span text:style-name="T28_16"><text:s/></text:span><text:span text:style-name="T28_17">has</text:span><text:span text:style-name="T28_18"><text:s/></text:span><text:span text:style-name="T28_19">recieved</text:span><text:span text:style-name="T28_20">,<text:s/></text:span><text:span text:style-name="T28_21">are</text:span><text:span text:style-name="T28_22"><text:s/></text:span><text:span text:style-name="T28_23">recieving</text:span><text:span text:style-name="T28_24">,<text:s/></text:span><text:span text:style-name="T28_25">or</text:span><text:span text:style-name="T28_26"><text:s/></text:span><text:span text:style-name="T28_27">will</text:span><text:span text:style-name="T28_28"><text:s/></text:span><text:span text:style-name="T28_29">receive</text:span><text:span text:style-name="T28_30">,<text:s/></text:span><text:span text:style-name="T28_31">directly</text:span><text:span text:style-name="T28_32"><text:s/></text:span><text:span text:style-name="T28_33">or</text:span><text:span text:style-name="T28_34"><text:s/></text:span><text:span text:style-name="T28_35">indirectly</text:span><text:span text:style-name="T28_36"><text:s/></text:span><text:span text:style-name="T28_37">anything</text:span><text:span text:style-name="T28_38"><text:s/></text:span><text:span text:style-name="T28_39">of</text:span><text:span text:style-name="T28_40"><text:s/></text:span><text:span text:style-name="T28_41">monetary</text:span><text:span text:style-name="T28_42"><text:s/></text:span><text:span text:style-name="T28_43">value</text:span><text:span text:style-name="T28_44"><text:s/></text:span><text:span text:style-name="T28_45">from</text:span><text:span text:style-name="T28_46"><text:s/></text:span><text:span text:style-name="T28_47">any</text:span><text:span text:style-name="T28_48"><text:s/></text:span><text:span text:style-name="T28_49">entity</text:span><text:span text:style-name="T28_50"><text:s/></text:span><text:span text:style-name="T28_51">or</text:span><text:span text:style-name="T28_52"><text:s/></text:span><text:span text:style-name="T28_53">individual</text:span><text:span text:style-name="T28_54"><text:s/></text:span><text:span text:style-name="T28_55">that</text:span><text:span text:style-name="T28_56"><text:s/></text:span><text:span text:style-name="T28_57">is</text:span><text:span text:style-name="T28_58"><text:s/></text:span><text:span text:style-name="T28_59">currently</text:span><text:span text:style-name="T28_60"><text:s/></text:span><text:span text:style-name="T28_61">engaged</text:span><text:span text:style-name="T28_62"><text:s/></text:span><text:span text:style-name="T28_63">in</text:span><text:span text:style-name="T28_64"><text:s/></text:span><text:span text:style-name="T28_65">an</text:span><text:span text:style-name="T28_66"><text:s/></text:span><text:span text:style-name="T28_67">agreement</text:span><text:span text:style-name="T28_68"><text:s/></text:span><text:span text:style-name="T28_69">or</text:span><text:span text:style-name="T28_70"><text:s/></text:span><text:span text:style-name="T28_71">collaboration</text:span><text:span text:style-name="T28_72"><text:s/></text:span><text:span text:style-name="T28_73">with</text:span><text:span text:style-name="T28_74"><text:s/></text:span><text:span text:style-name="T28_75">indysci</text:span><text:span text:style-name="T28_76">.</text:span><text:span text:style-name="T28_77">org</text:span></text:p>
      <text:p text:style-name="P29"/>
      <text:p text:style-name="P30"><text:span text:style-name="T30_1">YES</text:span><text:span text:style-name="T30_2"><text:tab/></text:span><text:span text:style-name="T30_3">NO</text:span></text:p>
      <text:p text:style-name="P31"><text:span text:style-name="T31_1"><text:s/></text:span></text:p>
      <text:p text:style-name="P32"><text:span text:style-name="T32_1">If</text:span><text:span text:style-name="T32_2"><text:s/></text:span><text:span text:style-name="T32_3">YES</text:span><text:span text:style-name="T32_4">,<text:s/></text:span><text:span text:style-name="T32_5">attach</text:span><text:span text:style-name="T32_6"><text:s/></text:span><text:span text:style-name="T32_7">a</text:span><text:span text:style-name="T32_8"><text:s/></text:span><text:span text:style-name="T32_9">comprehensive</text:span><text:span text:style-name="T32_10"><text:s/></text:span><text:span text:style-name="T32_11">list</text:span><text:span text:style-name="T32_12"><text:s/></text:span><text:span text:style-name="T32_13">of</text:span><text:span text:style-name="T32_14"><text:s/></text:span><text:span text:style-name="T32_15">all</text:span><text:span text:style-name="T32_16"><text:s/></text:span><text:span text:style-name="T32_17">individuals</text:span><text:span text:style-name="T32_18"><text:s/></text:span><text:span text:style-name="T32_19">and</text:span><text:span text:style-name="T32_20"><text:s/></text:span><text:span text:style-name="T32_21">entities</text:span><text:span text:style-name="T32_22"><text:s/></text:span><text:span text:style-name="T32_23">from</text:span><text:span text:style-name="T32_24"><text:s/></text:span><text:span text:style-name="T32_25">whom</text:span><text:span text:style-name="T32_26"><text:s/></text:span><text:span text:style-name="T32_27">you</text:span><text:span text:style-name="T32_28"><text:s/></text:span><text:span text:style-name="T32_29">collect</text:span><text:span text:style-name="T32_30"><text:s/></text:span><text:span text:style-name="T32_31">such</text:span><text:span text:style-name="T32_32"><text:s/></text:span><text:span text:style-name="T32_33">receipts</text:span><text:span text:style-name="T32_34">,<text:s/></text:span><text:span text:style-name="T32_35">with</text:span><text:span text:style-name="T32_36"><text:s/></text:span><text:span text:style-name="T32_37">an</text:span><text:span text:style-name="T32_38"><text:s/></text:span><text:span text:style-name="T32_39">explanation</text:span><text:span text:style-name="T32_40"><text:s/></text:span><text:span text:style-name="T32_41">of</text:span><text:span text:style-name="T32_42"><text:s/></text:span><text:span text:style-name="T32_43">all</text:span><text:span text:style-name="T32_44"><text:s/></text:span><text:span text:style-name="T32_45">agreements</text:span><text:span text:style-name="T32_46">.</text:span></text:p>
      <text:p text:style-name="P33"/>
      <text:p text:style-name="P34"><text:span text:style-name="T34_1"><text:s/></text:span></text:p>
      <text:p text:style-name="P35"><text:span text:style-name="T35_1">Business</text:span><text:span text:style-name="T35_2">,<text:s/></text:span><text:span text:style-name="T35_3">Personal</text:span><text:span text:style-name="T35_4"><text:s/></text:span><text:span text:style-name="T35_5">and</text:span><text:span text:style-name="T35_6"><text:s/></text:span><text:span text:style-name="T35_7">Other</text:span><text:span text:style-name="T35_8"><text:s/></text:span><text:span text:style-name="T35_9">Relationships</text:span></text:p>
      <text:p text:style-name="P36"><text:span text:style-name="T36_1"><text:s text:c="13"/><text:tab/></text:span></text:p>
      <text:p text:style-name="P37"><text:span text:style-name="T37_1">I</text:span><text:span text:style-name="T37_2">,<text:s/></text:span><text:span text:style-name="T37_3">or</text:span><text:span text:style-name="T37_4"><text:s/></text:span><text:span text:style-name="T37_5">a</text:span><text:span text:style-name="T37_6"><text:s/></text:span><text:span text:style-name="T37_7">member</text:span><text:span text:style-name="T37_8"><text:s/></text:span><text:span text:style-name="T37_9">of</text:span><text:span text:style-name="T37_10"><text:s/></text:span><text:span text:style-name="T37_11">my</text:span><text:span text:style-name="T37_12"><text:s/></text:span><text:span text:style-name="T37_13">immediate</text:span><text:span text:style-name="T37_14"><text:s/></text:span><text:span text:style-name="T37_15">family</text:span><text:span text:style-name="T37_16"><text:s/></text:span><text:span text:style-name="T37_17">has</text:span><text:span text:style-name="T37_18"><text:s/></text:span><text:span text:style-name="T37_19">any</text:span><text:span text:style-name="T37_20"><text:s/></text:span><text:span text:style-name="T37_21">other</text:span><text:span text:style-name="T37_22"><text:s/></text:span><text:span text:style-name="T37_23">business</text:span><text:span text:style-name="T37_24">,<text:s/></text:span><text:span text:style-name="T37_25">professional</text:span><text:span text:style-name="T37_26"><text:s/></text:span><text:span text:style-name="T37_27">or</text:span><text:span text:style-name="T37_28"><text:s/></text:span><text:span text:style-name="T37_29">personal</text:span><text:span text:style-name="T37_30"><text:s/></text:span><text:span text:style-name="T37_31">relationship</text:span><text:span text:style-name="T37_32"><text:s/></text:span><text:span text:style-name="T37_33">with</text:span><text:span text:style-name="T37_34"><text:s/></text:span><text:span text:style-name="T37_35">any</text:span><text:span text:style-name="T37_36"><text:s/></text:span><text:span text:style-name="T37_37">entity</text:span><text:span text:style-name="T37_38"><text:s/></text:span><text:span text:style-name="T37_39">or</text:span><text:span text:style-name="T37_40"><text:s/></text:span><text:span text:style-name="T37_41">individual</text:span><text:span text:style-name="T37_42"><text:s/></text:span><text:span text:style-name="T37_43">that</text:span><text:span text:style-name="T37_44"><text:s/></text:span><text:span text:style-name="T37_45">is</text:span><text:span text:style-name="T37_46"><text:s/></text:span><text:span text:style-name="T37_47">currently</text:span><text:span text:style-name="T37_48"><text:s/></text:span><text:span text:style-name="T37_49">engaged</text:span><text:span text:style-name="T37_50"><text:s/></text:span><text:span text:style-name="T37_51">in</text:span><text:span text:style-name="T37_52"><text:s/></text:span><text:span text:style-name="T37_53">an</text:span><text:span text:style-name="T37_54"><text:s/></text:span><text:span text:style-name="T37_55">agreement</text:span><text:span text:style-name="T37_56"><text:s/></text:span><text:span text:style-name="T37_57">or</text:span><text:span text:style-name="T37_58"><text:s/></text:span><text:span text:style-name="T37_59">collaboration</text:span><text:span text:style-name="T37_60"><text:s/></text:span><text:span text:style-name="T37_61">with</text:span><text:span text:style-name="T37_62"><text:s/></text:span><text:span text:style-name="T37_63">indysci</text:span><text:span text:style-name="T37_64">.</text:span><text:span text:style-name="T37_65">org</text:span><text:span text:style-name="T37_66"><text:s/></text:span><text:span text:style-name="T37_67">that</text:span><text:span text:style-name="T37_68"><text:s/></text:span><text:span text:style-name="T37_69">has</text:span><text:span text:style-name="T37_70"><text:s/></text:span><text:span text:style-name="T37_71">not</text:span><text:span text:style-name="T37_72"><text:s/></text:span><text:span text:style-name="T37_73">been</text:span><text:span text:style-name="T37_74"><text:s/></text:span><text:span text:style-name="T37_75">described</text:span><text:span text:style-name="T37_76"><text:s/></text:span><text:span text:style-name="T37_77">above</text:span><text:span text:style-name="T37_78">.</text:span></text:p>
      <text:p text:style-name="P38"/>
      <text:p text:style-name="P39"><text:span text:style-name="T39_1">YES</text:span><text:span text:style-name="T39_2"><text:tab/></text:span><text:span text:style-name="T39_3">NO</text:span></text:p>
      <text:p text:style-name="P40"><text:span text:style-name="T40_1"><text:s/></text:span></text:p>
      <text:p text:style-name="P41"><text:span text:style-name="T41_1">If</text:span><text:span text:style-name="T41_2"><text:s/></text:span><text:span text:style-name="T41_3">YES</text:span><text:span text:style-name="T41_4">,<text:s/></text:span><text:span text:style-name="T41_5">attach</text:span><text:span text:style-name="T41_6"><text:s/></text:span><text:span text:style-name="T41_7">a</text:span><text:span text:style-name="T41_8"><text:s/></text:span><text:span text:style-name="T41_9">comprehensive</text:span><text:span text:style-name="T41_10"><text:s/></text:span><text:span text:style-name="T41_11">list</text:span><text:span text:style-name="T41_12"><text:s/></text:span><text:span text:style-name="T41_13">of</text:span><text:span text:style-name="T41_14"><text:s/></text:span><text:span text:style-name="T41_15">all</text:span><text:span text:style-name="T41_16"><text:s/></text:span><text:span text:style-name="T41_17">such</text:span><text:span text:style-name="T41_18"><text:s/></text:span><text:span text:style-name="T41_19">individuals</text:span><text:span text:style-name="T41_20"><text:s/></text:span><text:span text:style-name="T41_21">and</text:span><text:span text:style-name="T41_22"><text:s/></text:span><text:span text:style-name="T41_23">entities</text:span><text:span text:style-name="T41_24">.</text:span></text:p>
      <text:p text:style-name="P42"/>
      <text:p text:style-name="P43"><text:span text:style-name="T43_1"><text:s/></text:span></text:p>
      <text:p text:style-name="P44"><text:span text:style-name="T44_1">Related</text:span><text:span text:style-name="T44_2"><text:s/></text:span><text:span text:style-name="T44_3">Entities</text:span><text:span text:style-name="T44_4"><text:s/></text:span><text:span text:style-name="T44_5">and</text:span><text:span text:style-name="T44_6"><text:s/></text:span><text:span text:style-name="T44_7">Individuals</text:span></text:p>
      <text:p text:style-name="P45"><text:span text:style-name="T45_1"><text:s/></text:span></text:p>
      <text:p text:style-name="P46"><text:span text:style-name="T46_1">I</text:span><text:span text:style-name="T46_2">,<text:s/></text:span><text:span text:style-name="T46_3">or</text:span><text:span text:style-name="T46_4"><text:s/></text:span><text:span text:style-name="T46_5">a</text:span><text:span text:style-name="T46_6"><text:s/></text:span><text:span text:style-name="T46_7">member</text:span><text:span text:style-name="T46_8"><text:s/></text:span><text:span text:style-name="T46_9">of</text:span><text:span text:style-name="T46_10"><text:s/></text:span><text:span text:style-name="T46_11">my</text:span><text:span text:style-name="T46_12"><text:s/></text:span><text:span text:style-name="T46_13">immediate</text:span><text:span text:style-name="T46_14"><text:s/></text:span><text:span text:style-name="T46_15">family</text:span><text:span text:style-name="T46_16"><text:s/></text:span><text:span text:style-name="T46_17">is</text:span><text:span text:style-name="T46_18"><text:s/></text:span><text:span text:style-name="T46_19">related</text:span><text:span text:style-name="T46_20"><text:s/></text:span><text:span text:style-name="T46_21">through</text:span><text:span text:style-name="T46_22"><text:s/></text:span><text:span text:style-name="T46_23">family</text:span><text:span text:style-name="T46_24"><text:s/></text:span><text:span text:style-name="T46_25">or</text:span><text:span text:style-name="T46_26"><text:s/></text:span><text:span text:style-name="T46_27">business</text:span><text:span text:style-name="T46_28"><text:s/></text:span><text:span text:style-name="T46_29">relationships</text:span><text:span text:style-name="T46_30"><text:s/></text:span><text:span text:style-name="T46_31">to</text:span><text:span text:style-name="T46_32"><text:s/></text:span><text:span text:style-name="T46_33">an</text:span><text:span text:style-name="T46_34"><text:s/></text:span><text:span text:style-name="T46_35">officer</text:span><text:span text:style-name="T46_36">,<text:s/></text:span><text:span text:style-name="T46_37">director</text:span><text:span text:style-name="T46_38">,<text:s/></text:span><text:span text:style-name="T46_39">trustee</text:span><text:span text:style-name="T46_40">,<text:s/></text:span><text:span text:style-name="T46_41">employee</text:span><text:span text:style-name="T46_42"><text:s/></text:span><text:span text:style-name="T46_43">or</text:span><text:span text:style-name="T46_44"><text:s/></text:span><text:span text:style-name="T46_45">independent</text:span><text:span text:style-name="T46_46"><text:s/></text:span><text:span text:style-name="T46_47">contractor</text:span><text:span text:style-name="T46_48"><text:s/></text:span><text:span text:style-name="T46_49">of</text:span><text:span text:style-name="T46_50"><text:s/></text:span><text:span text:style-name="T46_51">indysci</text:span><text:span text:style-name="T46_52">.</text:span><text:span text:style-name="T46_53">org</text:span><text:span text:style-name="T46_54">:<text:s text:c="2"/></text:span></text:p>
      <text:p text:style-name="P47"/>
      <text:p text:style-name="P48"><text:span text:style-name="T48_1">YES</text:span><text:span text:style-name="T48_2"><text:tab/></text:span><text:span text:style-name="T48_3">NO</text:span></text:p>
      <text:p text:style-name="P49"/>
      <text:p text:style-name="P50"><text:span text:style-name="T50_1">If</text:span><text:span text:style-name="T50_2"><text:s/></text:span><text:span text:style-name="T50_3">YES</text:span><text:span text:style-name="T50_4">,<text:s/></text:span><text:span text:style-name="T50_5">attach</text:span><text:span text:style-name="T50_6"><text:s/></text:span><text:span text:style-name="T50_7">a</text:span><text:span text:style-name="T50_8"><text:s/></text:span><text:span text:style-name="T50_9">comprehensive</text:span><text:span text:style-name="T50_10"><text:s/></text:span><text:span text:style-name="T50_11">list</text:span><text:span text:style-name="T50_12"><text:s/></text:span><text:span text:style-name="T50_13">of</text:span><text:span text:style-name="T50_14"><text:s/></text:span><text:span text:style-name="T50_15">all</text:span><text:span text:style-name="T50_16"><text:s/></text:span><text:span text:style-name="T50_17">such</text:span><text:span text:style-name="T50_18"><text:s/></text:span><text:span text:style-name="T50_19">entities</text:span><text:span text:style-name="T50_20"><text:s/></text:span><text:span text:style-name="T50_21">or</text:span><text:span text:style-name="T50_22"><text:s/></text:span><text:span text:style-name="T50_23">individuals</text:span><text:span text:style-name="T50_24"><text:s/></text:span><text:span text:style-name="T50_25">with</text:span><text:span text:style-name="T50_26"><text:s/></text:span><text:span text:style-name="T50_27">explanation</text:span><text:span text:style-name="T50_28">.</text:span></text:p>
      <text:p text:style-name="P51"><text:span text:style-name="T51_1"><text:s/></text:span></text:p>
      <text:p text:style-name="P52"><text:span text:style-name="T52_1">Other</text:span><text:span text:style-name="T52_2"><text:s/></text:span><text:span text:style-name="T52_3">Conflicts</text:span><text:span text:style-name="T52_4"><text:s/></text:span><text:span text:style-name="T52_5">of</text:span><text:span text:style-name="T52_6"><text:s/></text:span><text:span text:style-name="T52_7">Interest</text:span><text:span text:style-name="T52_8"><text:tab/></text:span></text:p>
      <text:p text:style-name="P53"/>
      <text:p text:style-name="P54"><text:span text:style-name="T54_1">Please</text:span><text:span text:style-name="T54_2"><text:s/></text:span><text:span text:style-name="T54_3">attach</text:span><text:span text:style-name="T54_4"><text:s/></text:span><text:span text:style-name="T54_5">a</text:span><text:span text:style-name="T54_6"><text:s/></text:span><text:span text:style-name="T54_7">comprehensive</text:span><text:span text:style-name="T54_8"><text:s/></text:span><text:span text:style-name="T54_9">list</text:span><text:span text:style-name="T54_10"><text:s/></text:span><text:span text:style-name="T54_11">of</text:span><text:span text:style-name="T54_12"><text:s/></text:span><text:span text:style-name="T54_13">any</text:span><text:span text:style-name="T54_14"><text:s/></text:span><text:span text:style-name="T54_15">other</text:span><text:span text:style-name="T54_16"><text:s/></text:span><text:span text:style-name="T54_17">conflict</text:span><text:span text:style-name="T54_18"><text:s/></text:span><text:span text:style-name="T54_19">of</text:span><text:span text:style-name="T54_20"><text:s/></text:span><text:span text:style-name="T54_21">interest</text:span><text:span text:style-name="T54_22">,<text:s/></text:span><text:span text:style-name="T54_23">financial</text:span><text:span text:style-name="T54_24"><text:s/></text:span><text:span text:style-name="T54_25">or</text:span><text:span text:style-name="T54_26"><text:s/></text:span><text:span text:style-name="T54_27">otherwise</text:span><text:span text:style-name="T54_28">,<text:s/></text:span><text:span text:style-name="T54_29">that</text:span><text:span text:style-name="T54_30"><text:s/></text:span><text:span text:style-name="T54_31">you</text:span><text:span text:style-name="T54_32"><text:s/></text:span><text:span text:style-name="T54_33">believe</text:span><text:span text:style-name="T54_34"><text:s/></text:span><text:span text:style-name="T54_35">you</text:span><text:span text:style-name="T54_36"><text:s/></text:span><text:span text:style-name="T54_37">may</text:span><text:span text:style-name="T54_38"><text:s/></text:span><text:span text:style-name="T54_39">have</text:span><text:span text:style-name="T54_40"><text:s/></text:span><text:span text:style-name="T54_41">that</text:span><text:span text:style-name="T54_42"><text:s/></text:span><text:span text:style-name="T54_43">may</text:span><text:span text:style-name="T54_44"><text:s/></text:span><text:span text:style-name="T54_45">affect</text:span><text:span text:style-name="T54_46"><text:s/></text:span><text:span text:style-name="T54_47">the</text:span><text:span text:style-name="T54_48"><text:s/></text:span><text:span text:style-name="T54_49">activities</text:span><text:span text:style-name="T54_50"><text:s/></text:span><text:span text:style-name="T54_51">of</text:span><text:span text:style-name="T54_52"><text:s/></text:span><text:span text:style-name="T54_53">indysci</text:span><text:span text:style-name="T54_54">.</text:span><text:span text:style-name="T54_55">org</text:span><text:span text:style-name="T54_56">.<text:s text:c="2"/></text:span><text:span text:style-name="T54_57">Include</text:span><text:span text:style-name="T54_58"><text:s/></text:span><text:span text:style-name="T54_59">in</text:span><text:span text:style-name="T54_60"><text:s/></text:span><text:span text:style-name="T54_61">this</text:span><text:span text:style-name="T54_62"><text:s/></text:span><text:span text:style-name="T54_63">list</text:span><text:span text:style-name="T54_64"><text:s/></text:span><text:span text:style-name="T54_65">an</text:span><text:span text:style-name="T54_66"><text:s/></text:span><text:span text:style-name="T54_67">explanation</text:span><text:span text:style-name="T54_68"><text:s/></text:span><text:span text:style-name="T54_69">of</text:span><text:span text:style-name="T54_70"><text:s/></text:span><text:span text:style-name="T54_71">your</text:span><text:span text:style-name="T54_72"><text:s/></text:span><text:span text:style-name="T54_73">relationship</text:span><text:span text:style-name="T54_74">.</text:span></text:p>
      <text:p text:style-name="P55"/>
      <text:p text:style-name="P56"><text:span text:style-name="T56_1">Signature</text:span></text:p>
      <text:p text:style-name="P57"/>
      <text:p text:style-name="P58"><text:span text:style-name="T58_1">I</text:span><text:span text:style-name="T58_2">,<text:s/></text:span><text:span text:style-name="T58_3">the</text:span><text:span text:style-name="T58_4"><text:s/></text:span><text:span text:style-name="T58_5">undersigned</text:span><text:span text:style-name="T58_6">,<text:s/></text:span><text:span text:style-name="T58_7">affirm</text:span><text:span text:style-name="T58_8"><text:s/></text:span><text:span text:style-name="T58_9">that</text:span><text:span text:style-name="T58_10"><text:s/></text:span><text:span text:style-name="T58_11">the</text:span><text:span text:style-name="T58_12"><text:s/></text:span><text:span text:style-name="T58_13">above</text:span><text:span text:style-name="T58_14"><text:s/></text:span><text:span text:style-name="T58_15">information</text:span><text:span text:style-name="T58_16"><text:s/></text:span><text:span text:style-name="T58_17">that</text:span><text:span text:style-name="T58_18"><text:s/></text:span><text:span text:style-name="T58_19">I</text:span><text:span text:style-name="T58_20"><text:s/></text:span><text:span text:style-name="T58_21">have</text:span><text:span text:style-name="T58_22"><text:s/></text:span><text:span text:style-name="T58_23">provided</text:span><text:span text:style-name="T58_24"><text:s/></text:span><text:span text:style-name="T58_25">is</text:span><text:span text:style-name="T58_26">,<text:s/></text:span><text:span text:style-name="T58_27">to</text:span><text:span text:style-name="T58_28"><text:s/></text:span><text:span text:style-name="T58_29">the</text:span><text:span text:style-name="T58_30"><text:s/></text:span><text:span text:style-name="T58_31">best</text:span><text:span text:style-name="T58_32"><text:s/></text:span><text:span text:style-name="T58_33">of</text:span><text:span text:style-name="T58_34"><text:s/></text:span><text:span text:style-name="T58_35">my</text:span><text:span text:style-name="T58_36"><text:s/></text:span><text:span text:style-name="T58_37">knowledge</text:span><text:span text:style-name="T58_38">,<text:s/></text:span><text:span text:style-name="T58_39">a</text:span><text:span text:style-name="T58_40"><text:s/></text:span><text:span text:style-name="T58_41">true</text:span><text:span text:style-name="T58_42"><text:s/></text:span><text:span text:style-name="T58_43">and</text:span><text:span text:style-name="T58_44"><text:s/></text:span><text:span text:style-name="T58_45">comprehensive</text:span><text:span text:style-name="T58_46"><text:s/></text:span><text:span text:style-name="T58_47">accounting</text:span><text:span text:style-name="T58_48"><text:s/></text:span><text:span text:style-name="T58_49">of</text:span><text:span text:style-name="T58_50"><text:s/></text:span><text:span text:style-name="T58_51">the</text:span><text:span text:style-name="T58_52"><text:s/></text:span><text:span text:style-name="T58_53">relationships</text:span><text:span text:style-name="T58_54"><text:s/></text:span><text:span text:style-name="T58_55">that</text:span><text:span text:style-name="T58_56"><text:s/></text:span><text:span text:style-name="T58_57">may</text:span><text:span text:style-name="T58_58"><text:s/></text:span><text:span text:style-name="T58_59">present</text:span><text:span text:style-name="T58_60"><text:s/></text:span><text:span text:style-name="T58_61">a</text:span><text:span text:style-name="T58_62"><text:s/></text:span><text:span text:style-name="T58_63">conflict</text:span><text:span text:style-name="T58_64"><text:s/></text:span><text:span text:style-name="T58_65">of</text:span><text:span text:style-name="T58_66"><text:s/></text:span><text:span text:style-name="T58_67">interest</text:span><text:span text:style-name="T58_68"><text:s/></text:span><text:span text:style-name="T58_69">with</text:span><text:span text:style-name="T58_70"><text:s/></text:span><text:span text:style-name="T58_71">the</text:span><text:span text:style-name="T58_72"><text:s/></text:span><text:span text:style-name="T58_73">purpose</text:span><text:span text:style-name="T58_74"><text:s/></text:span><text:span text:style-name="T58_75">of</text:span><text:span text:style-name="T58_76"><text:s/></text:span><text:span text:style-name="T58_77">indysci</text:span><text:span text:style-name="T58_78">.</text:span><text:span text:style-name="T58_79">org</text:span></text:p>
      <text:p text:style-name="P59"/>
      <text:p text:style-name="P60"/>
      <text:p text:style-name="P61"/>
      <text:p text:style-name="P62"/>
      <text:p text:style-name="P63"><text:span text:style-name="T63_1">______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